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988a" officeooo:paragraph-rsid="001771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ource_20_Text">timedatectl set-local-rtc 1</text:span>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7:31:44.682338913</meta:creation-date>
    <dc:date>2019-05-27T15:22:59.440325779</dc:date>
    <meta:editing-duration>PT13M2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3" meta:character-count="27" meta:non-whitespace-character-count="25"/>
  </office:meta>
</office:document-meta>
</file>